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Data</text:p>
          </table:table-cell>
          <table:table-cell office:value-type="string">
            <text:p>Descrizione</text:p>
          </table:table-cell>
          <table:table-cell office:value-type="string">
            <text:p>Ammontare</text:p>
          </table:table-cell>
        </table:table-row>
        <table:table-row>
          <table:table-cell office:value-type="string">
            <text:p>11/01/2017</text:p>
          </table:table-cell>
          <table:table-cell office:value-type="string">
            <text:p>Descrizione della transazione effettuata</text:p>
          </table:table-cell>
          <table:table-cell office:value-type="float" office:value="342.0">
            <text:p>342</text:p>
          </table:table-cell>
        </table:table-row>
        <table:table-row>
          <table:table-cell office:value-type="string">
            <text:p>11/01/2017</text:p>
          </table:table-cell>
          <table:table-cell office:value-type="string">
            <text:p>Transaction description</text:p>
          </table:table-cell>
          <table:table-cell office:value-type="float" office:value="322.34">
            <text:p>322.34</text:p>
          </table:table-cell>
        </table:table-row>
        <table:table-row>
          <table:table-cell office:value-type="string">
            <text:p>11/01/2017</text:p>
          </table:table-cell>
          <table:table-cell office:value-type="string">
            <text:p>Transaction description</text:p>
          </table:table-cell>
          <table:table-cell office:value-type="float" office:value="34324.12">
            <text:p>34,324.12</text:p>
          </table:table-cell>
        </table:table-row>
        <table:table-row>
          <table:table-cell office:value-type="string">
            <text:p>02/01/2017</text:p>
          </table:table-cell>
          <table:table-cell office:value-type="string">
            <text:p>alkmfdlkngòrksjtnlbkj</text:p>
          </table:table-cell>
          <table:table-cell office:value-type="float" office:value="2342.43">
            <text:p>2,342.43</text:p>
          </table:table-cell>
        </table:table-row>
        <table:table-row>
          <table:table-cell office:value-type="string">
            <text:p>11/01/2017</text:p>
          </table:table-cell>
          <table:table-cell office:value-type="string">
            <text:p>Descrizione della transazione effettuata</text:p>
          </table:table-cell>
          <table:table-cell office:value-type="float" office:value="324.0">
            <text:p>3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